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5.102cm" fo:margin-left="1.27cm" fo:margin-top="0cm" fo:margin-bottom="0cm" table:align="left" style:writing-mode="lr-tb"/>
    </style:style>
    <style:style style:name="Table2.A" style:family="table-column">
      <style:table-column-properties style:column-width="7.105cm"/>
    </style:style>
    <style:style style:name="Table2.B" style:family="table-column">
      <style:table-column-properties style:column-width="3.687cm"/>
    </style:style>
    <style:style style:name="Table2.C" style:family="table-column">
      <style:table-column-properties style:column-width="4.31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language="en" fo:country="IN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IN" officeooo:rsid="0015c8e1" officeooo:paragraph-rsid="0015c8e1"/>
    </style:style>
    <style:style style:name="P4" style:family="paragraph" style:parent-style-name="List_20_Paragraph">
      <style:text-properties fo:language="en" fo:country="IN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P6" style:family="paragraph" style:parent-style-name="Standard">
      <style:text-properties fo:font-size="11pt" fo:language="en" fo:country="IN" style:font-size-asian="11pt" style:font-size-complex="11pt"/>
    </style:style>
    <style:style style:name="P7" style:family="paragraph" style:parent-style-name="Standard">
      <style:text-properties fo:font-size="11pt" fo:language="en" fo:country="IN" officeooo:paragraph-rsid="001df5cb" style:font-size-asian="11pt" style:font-size-complex="11pt"/>
    </style:style>
    <style:style style:name="P8" style:family="paragraph" style:parent-style-name="Standard">
      <style:text-properties fo:font-size="11pt" fo:language="en" fo:country="IN" officeooo:paragraph-rsid="0020b503" style:font-size-asian="11pt" style:font-size-complex="11pt"/>
    </style:style>
    <style:style style:name="P9" style:family="paragraph" style:parent-style-name="Standard">
      <style:text-properties fo:font-size="11pt" fo:language="en" fo:country="IN" officeooo:paragraph-rsid="0021c8ef" style:font-size-asian="11pt" style:font-size-complex="11pt"/>
    </style:style>
    <style:style style:name="P10" style:family="paragraph" style:parent-style-name="Standard">
      <style:text-properties fo:font-size="11pt" fo:language="en" fo:country="IN" officeooo:paragraph-rsid="001c0f2e" style:font-size-asian="11pt" style:font-size-complex="11pt"/>
    </style:style>
    <style:style style:name="P11" style:family="paragraph" style:parent-style-name="Standard">
      <style:text-properties fo:font-size="11pt" fo:language="en" fo:country="IN" officeooo:paragraph-rsid="00239b50" style:font-size-asian="11pt" style:font-size-complex="11pt"/>
    </style:style>
    <style:style style:name="P12" style:family="paragraph" style:parent-style-name="Standard">
      <style:text-properties fo:font-size="11pt" fo:language="en" fo:country="IN" officeooo:paragraph-rsid="002554f8" style:font-size-asian="11pt" style:font-size-complex="11pt"/>
    </style:style>
    <style:style style:name="P13" style:family="paragraph" style:parent-style-name="Standard">
      <style:text-properties fo:font-size="11pt" fo:language="en" fo:country="IN" officeooo:paragraph-rsid="0027e9b9" style:font-size-asian="11pt" style:font-size-complex="11pt"/>
    </style:style>
    <style:style style:name="P14" style:family="paragraph" style:parent-style-name="Heading_20_1" style:master-page-name="Standard">
      <style:paragraph-properties style:page-number="auto"/>
      <style:text-properties fo:language="en" fo:country="IN"/>
    </style:style>
    <style:style style:name="P15" style:family="paragraph" style:parent-style-name="List_20_Paragraph">
      <style:text-properties fo:language="en" fo:country="IN"/>
    </style:style>
    <style:style style:name="P16" style:family="paragraph" style:parent-style-name="List_20_Paragraph" style:list-style-name="WWNum1">
      <style:text-properties fo:language="en" fo:country="IN"/>
    </style:style>
    <style:style style:name="P17" style:family="paragraph" style:parent-style-name="List_20_Paragraph">
      <style:text-properties fo:font-size="11pt" fo:language="en" fo:country="IN" style:font-size-asian="11pt" style:font-size-complex="11pt"/>
    </style:style>
    <style:style style:name="P18" style:family="paragraph" style:parent-style-name="List_20_Paragraph" style:list-style-name="WWNum1">
      <style:text-properties fo:font-size="11pt" fo:language="en" fo:country="IN" style:font-size-asian="11pt" style:font-size-complex="11pt"/>
    </style:style>
    <style:style style:name="P19" style:family="paragraph" style:parent-style-name="List_20_Paragraph">
      <style:text-properties fo:font-size="11pt" fo:language="en" fo:country="IN" officeooo:rsid="0028bbc8" officeooo:paragraph-rsid="0028bbc8" style:font-size-asian="11pt" style:font-size-complex="11pt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b7215" officeooo:paragraph-rsid="002b7215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ccef2" officeooo:paragraph-rsid="00315008"/>
    </style:style>
    <style:style style:name="P2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e947d" officeooo:paragraph-rsid="003217e8"/>
    </style:style>
    <style:style style:name="P2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315008" officeooo:paragraph-rsid="00315008"/>
    </style:style>
    <style:style style:name="P2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3217e8" officeooo:paragraph-rsid="003217e8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330d94" officeooo:paragraph-rsid="00330d94"/>
    </style:style>
    <style:style style:name="P2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330d94" officeooo:paragraph-rsid="00349447"/>
    </style:style>
    <style:style style:name="P2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3332f9" officeooo:paragraph-rsid="003332f9"/>
    </style:style>
    <style:style style:name="P2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paragraph-rsid="00349447"/>
    </style:style>
    <style:style style:name="T1" style:family="text">
      <style:text-properties officeooo:rsid="001a59e2"/>
    </style:style>
    <style:style style:name="T2" style:family="text">
      <style:text-properties officeooo:rsid="001c0f2e"/>
    </style:style>
    <style:style style:name="T3" style:family="text">
      <style:text-properties officeooo:rsid="001f5531"/>
    </style:style>
    <style:style style:name="T4" style:family="text">
      <style:text-properties officeooo:rsid="0020b503"/>
    </style:style>
    <style:style style:name="T5" style:family="text">
      <style:text-properties officeooo:rsid="0021c8ef"/>
    </style:style>
    <style:style style:name="T6" style:family="text">
      <style:text-properties officeooo:rsid="00239b50"/>
    </style:style>
    <style:style style:name="T7" style:family="text">
      <style:text-properties officeooo:rsid="002554f8"/>
    </style:style>
    <style:style style:name="T8" style:family="text">
      <style:text-properties officeooo:rsid="0026dfec"/>
    </style:style>
    <style:style style:name="T9" style:family="text">
      <style:text-properties officeooo:rsid="002a40e3"/>
    </style:style>
    <style:style style:name="T10" style:family="text">
      <style:text-properties officeooo:rsid="002b7215"/>
    </style:style>
    <style:style style:name="T11" style:family="text">
      <style:text-properties officeooo:rsid="002e947d"/>
    </style:style>
    <style:style style:name="T12" style:family="text">
      <style:text-properties officeooo:rsid="002fe7f6"/>
    </style:style>
    <style:style style:name="T13" style:family="text">
      <style:text-properties officeooo:rsid="003217e8"/>
    </style:style>
    <style:style style:name="T14" style:family="text">
      <style:text-properties officeooo:rsid="00315fe8"/>
    </style:style>
    <style:style style:name="T15" style:family="text">
      <style:text-properties officeooo:rsid="0038ea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2018 CS313 - Assignment 3: IPL Computation with Map-Reduce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Member Name</text:p>
          </table:table-cell>
          <table:table-cell table:style-name="Table1.A1" office:value-type="string">
            <text:p text:style-name="P2">USN</text:p>
          </table:table-cell>
          <table:table-cell table:style-name="Table1.A1" office:value-type="string">
            <text:p text:style-name="P2">Section</text:p>
          </table:table-cell>
        </table:table-row>
        <table:table-row table:style-name="Table1.1">
          <table:table-cell table:style-name="Table1.A1" office:value-type="string">
            <text:p text:style-name="P3">Yashas ND</text:p>
          </table:table-cell>
          <table:table-cell table:style-name="Table1.A1" office:value-type="string">
            <text:p text:style-name="P3">01FB16ECS458</text:p>
          </table:table-cell>
          <table:table-cell table:style-name="Table1.A1" office:value-type="string">
            <text:p text:style-name="P3">H</text:p>
          </table:table-cell>
        </table:table-row>
        <table:table-row table:style-name="Table1.1">
          <table:table-cell table:style-name="Table1.A1" office:value-type="string">
            <text:p text:style-name="P3">K Vennela</text:p>
          </table:table-cell>
          <table:table-cell table:style-name="Table1.A1" office:value-type="string">
            <text:p text:style-name="P3">01FB16ECS481</text:p>
          </table:table-cell>
          <table:table-cell table:style-name="Table1.A1" office:value-type="string">
            <text:p text:style-name="P3">H</text:p>
          </table:table-cell>
        </table:table-row>
      </table:table>
      <text:p text:style-name="P1"/>
      <text:p text:style-name="P6">Date of Evaluation <text:s text:c="80"/>Evaluator</text:p>
      <text:list xml:id="list2004052831" text:style-name="WWNum1">
        <text:list-item>
          <text:p text:style-name="P18">Algorithm to generate batsman vulnerability with Map Reduce (What are intermediate keys)</text:p>
        </text:list-item>
      </text:list>
      <text:p text:style-name="P6"><text:tab/><text:span text:style-name="T1">Job 1 : </text:span></text:p>
      <text:p text:style-name="P7"><text:tab/><text:tab/>// <text:span text:style-name="T1">function MAP</text:span></text:p>
      <text:p text:style-name="P7"><text:span text:style-name="T1"><text:tab/><text:tab/>// INPUT <text:s text:c="4"/>: &lt;LongWritable , Text &gt;</text:span></text:p>
      <text:p text:style-name="P8"><text:tab/><text:tab/>// <text:span text:style-name="T3">OUTPUT <text:s/>: &lt; Batsman, Bowler_who_got_him_out &gt;</text:span></text:p>
      <text:p text:style-name="P8"><text:span text:style-name="T3"><text:tab/><text:tab/>// ALGORITHM :</text:span></text:p>
      <text:p text:style-name="P8"><text:span text:style-name="T3"><text:tab/><text:tab/><text:tab/>if(Batsman is out)</text:span></text:p>
      <text:p text:style-name="P8"><text:span text:style-name="T3"><text:tab/><text:tab/><text:tab/><text:tab/>output.collect(Batsman, Bowler);</text:span></text:p>
      <text:p text:style-name="P8"><text:span text:style-name="T3"><text:s/></text:span></text:p>
      <text:p text:style-name="P6"><text:tab/><text:tab/>// <text:span text:style-name="T2">function REDUCE</text:span></text:p>
      <text:p text:style-name="P8"><text:tab/><text:tab/>// <text:span text:style-name="T4">INPUT <text:s text:c="4"/>: &lt; Batsman, LIST(Bowlers_who_got_him_out) &gt;</text:span></text:p>
      <text:p text:style-name="P8"><text:tab/><text:tab/>// <text:span text:style-name="T5">OUTPUT : &lt;Batsman_MostDangerousBowler, number_of_wickets&gt;</text:span></text:p>
      <text:p text:style-name="P8"><text:tab/><text:tab/>// <text:span text:style-name="T5">ALGORITHM :</text:span></text:p>
      <text:p text:style-name="P8"><text:tab/><text:tab/><text:tab/><text:span text:style-name="T5">Dictionary &lt;- NULL</text:span></text:p>
      <text:p text:style-name="P8"><text:tab/><text:tab/><text:tab/><text:span text:style-name="T5">if( bowler is present in Dictionary)</text:span></text:p>
      <text:p text:style-name="P8"><text:tab/><text:tab/><text:tab/><text:tab/><text:span text:style-name="T5">Dictionary[Bowler] += 1;</text:span></text:p>
      <text:p text:style-name="P8"><text:tab/><text:tab/><text:tab/><text:span text:style-name="T5">else</text:span></text:p>
      <text:p text:style-name="P9"><text:tab/><text:tab/><text:tab/><text:tab/><text:span text:style-name="T5">Dictionary[Bowler] = 1;</text:span></text:p>
      <text:p text:style-name="P9"><text:tab/><text:tab/><text:tab/></text:p>
      <text:p text:style-name="P9"><text:tab/><text:tab/><text:tab/><text:span text:style-name="T5">MostDangerousBowler &lt;- max_from_value(Dictionary);</text:span></text:p>
      <text:p text:style-name="P9"/>
      <text:p text:style-name="P9"/>
      <text:p text:style-name="P9"/>
      <text:p text:style-name="P9"/>
      <text:p text:style-name="P6"><text:soft-page-break/><text:tab/><text:span text:style-name="T2">Job 2 : </text:span></text:p>
      <text:p text:style-name="P10"><text:tab/><text:tab/>// <text:span text:style-name="T1">function MAP </text:span></text:p>
      <text:p text:style-name="P11"><text:tab/><text:tab/>// <text:span text:style-name="T6">INPUT <text:s text:c="2"/>: <text:s/>&lt;Batsman_MostDangerousBowler, number_of_wickets&gt;</text:span></text:p>
      <text:p text:style-name="P11"><text:tab/><text:tab/>// <text:span text:style-name="T6">output <text:s/>: <text:s/>&lt;number_of_wickets, Batsman_MostDangerousBowler&gt;</text:span></text:p>
      <text:p text:style-name="P10"><text:tab/><text:tab/></text:p>
      <text:p text:style-name="P10"><text:tab/><text:tab/>// <text:span text:style-name="T7">function for OutputKeyComparatorClass </text:span></text:p>
      <text:p text:style-name="P10"><text:tab/><text:tab/>// <text:span text:style-name="T7">INPUT <text:s text:c="3"/>: Two IntWritable</text:span></text:p>
      <text:p text:style-name="P10"><text:tab/><text:tab/>// <text:span text:style-name="T7">OUTPUT : -1 * the_inbuild_comparision</text:span></text:p>
      <text:p text:style-name="P10"><text:tab/><text:tab/>// <text:span text:style-name="T8">objective : used for sorting in descending order</text:span></text:p>
      <text:p text:style-name="P10"/>
      <text:p text:style-name="P10"><text:tab/><text:tab/>// <text:span text:style-name="T2">function REDUCE</text:span></text:p>
      <text:p text:style-name="P12"><text:tab/><text:tab/>// <text:span text:style-name="T7">INPUT <text:s text:c="4"/>: &lt;number_of_wickets, Batsman_MostDangerousBowler&gt;</text:span></text:p>
      <text:p text:style-name="P12"><text:tab/><text:tab/>// <text:span text:style-name="T7">OUTPUT : &lt;Batsman_MostDangerousBowler, number_of_wickets&gt;</text:span></text:p>
      <text:p text:style-name="P6"/>
      <text:list xml:id="list104207789957882" text:continue-numbering="true" text:style-name="WWNum1">
        <text:list-item>
          <text:p text:style-name="P18">Algorithm to generate sorting based on batsman vulnerability</text:p>
        </text:list-item>
      </text:list>
      <text:p text:style-name="P17"/>
      <text:p text:style-name="P19">We use 2 back to back jobs , the second one is used to perform secondary sorting by taking the output of first job as its input.</text:p>
      <text:p text:style-name="P19"/>
      <text:p text:style-name="P13"><text:tab/><text:tab/>// <text:span text:style-name="T1">function MAP </text:span></text:p>
      <text:p text:style-name="P13"><text:tab/><text:tab/>// <text:span text:style-name="T6">INPUT <text:s text:c="2"/>: <text:s/>&lt;Batsman_MostDangerousBowler, number_of_wickets&gt;</text:span></text:p>
      <text:p text:style-name="P13"><text:tab/><text:tab/>// <text:span text:style-name="T6">output <text:s/>: <text:s/>&lt;number_of_wickets, Batsman_MostDangerousBowler&gt;</text:span></text:p>
      <text:p text:style-name="P13"><text:tab/><text:tab/></text:p>
      <text:p text:style-name="P13"><text:tab/><text:tab/>// <text:span text:style-name="T7">function for OutputKeyComparatorClass </text:span></text:p>
      <text:p text:style-name="P13"><text:tab/><text:tab/>// <text:span text:style-name="T7">INPUT <text:s text:c="3"/>: Two IntWritable</text:span></text:p>
      <text:p text:style-name="P13"><text:tab/><text:tab/>// <text:span text:style-name="T7">OUTPUT : -1 * the_inbuild_comparision</text:span></text:p>
      <text:p text:style-name="P13"><text:tab/><text:tab/>// <text:span text:style-name="T8">objective : used for sorting in descending order</text:span></text:p>
      <text:p text:style-name="P13"/>
      <text:p text:style-name="P13"><text:tab/><text:tab/>// <text:span text:style-name="T2">function REDUCE</text:span></text:p>
      <text:p text:style-name="P13"><text:tab/><text:tab/>// <text:span text:style-name="T7">INPUT <text:s text:c="4"/>: &lt;number_of_wickets, Batsman_MostDangerousBowler&gt;</text:span></text:p>
      <text:p text:style-name="P13"><text:tab/><text:tab/>// <text:span text:style-name="T7">OUTPUT : &lt;Batsman_MostDangerousBowler, number_of_wickets&gt;<text:tab/></text:span></text:p>
      <text:p text:style-name="P6"><text:tab/></text:p>
      <text:p text:style-name="P6"><text:tab/></text:p>
      <text:p text:style-name="P1"><text:soft-page-break/><text:tab/></text:p>
      <text:p text:style-name="P1"><text:tab/></text:p>
      <text:p text:style-name="P1"><text:tab/></text:p>
      <text:list xml:id="list104206450737361" text:continue-numbering="true" text:style-name="WWNum1">
        <text:list-item>
          <text:p text:style-name="P16">Timing Measurements(#mappers = <text:s/><text:span text:style-name="T9">2 in job1 , 2 in job2</text:span> <text:s text:c="2"/>)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Experiment</text:p>
          </table:table-cell>
          <table:table-cell table:style-name="Table2.A1" office:value-type="string">
            <text:p text:style-name="P5">Without Map-reduce <text:span text:style-name="T10">(seconds)</text:span></text:p>
          </table:table-cell>
          <table:table-cell table:style-name="Table2.A1" office:value-type="string">
            <text:p text:style-name="P5">With Map – reduce <text:span text:style-name="T10">(seconds)</text:span></text:p>
          </table:table-cell>
        </table:table-row>
        <table:table-row table:style-name="Table2.1">
          <table:table-cell table:style-name="Table2.A1" office:value-type="string">
            <text:p text:style-name="P20">Making All b<text:span text:style-name="T11">owler</text:span> vulner<text:span text:style-name="T11">a</text:span>bility</text:p>
          </table:table-cell>
          <table:table-cell table:style-name="Table2.A1" office:value-type="string">
            <text:p text:style-name="P28">0.002<text:span text:style-name="T14">460</text:span></text:p>
          </table:table-cell>
          <table:table-cell table:style-name="Table2.A1" office:value-type="string">
            <text:p text:style-name="P20">13.38<text:span text:style-name="T13">0</text:span></text:p>
          </table:table-cell>
        </table:table-row>
        <table:table-row table:style-name="Table2.1">
          <table:table-cell table:style-name="Table2.A1" office:value-type="string">
            <text:p text:style-name="P22">Sorting <text:span text:style-name="T12">bowler</text:span> vulnerability</text:p>
          </table:table-cell>
          <table:table-cell table:style-name="Table2.A1" office:value-type="string">
            <text:p text:style-name="P27">NULL</text:p>
          </table:table-cell>
          <table:table-cell table:style-name="Table2.A1" office:value-type="string">
            <text:p text:style-name="P24">10.804</text:p>
          </table:table-cell>
        </table:table-row>
        <table:table-row table:style-name="Table2.1">
          <table:table-cell table:style-name="Table2.A1" office:value-type="string">
            <text:p text:style-name="P21">Making All b<text:span text:style-name="T11">atsmen</text:span> vulner<text:span text:style-name="T11">a</text:span>bility</text:p>
          </table:table-cell>
          <table:table-cell table:style-name="Table2.A1" office:value-type="string">
            <text:p text:style-name="P26">0.0028<text:span text:style-name="T14">32</text:span></text:p>
          </table:table-cell>
          <table:table-cell table:style-name="Table2.A1" office:value-type="string">
            <text:p text:style-name="P23">12.71<text:span text:style-name="T13">0</text:span></text:p>
          </table:table-cell>
        </table:table-row>
        <table:table-row table:style-name="Table2.1">
          <table:table-cell table:style-name="Table2.A1" office:value-type="string">
            <text:p text:style-name="P22">Sorting <text:span text:style-name="T12">batsmen</text:span> vulnerability</text:p>
          </table:table-cell>
          <table:table-cell table:style-name="Table2.A1" office:value-type="string">
            <text:p text:style-name="P25">NULL</text:p>
          </table:table-cell>
          <table:table-cell table:style-name="Table2.A1" office:value-type="string">
            <text:p text:style-name="P25">10.861</text:p>
          </table:table-cell>
        </table:table-row>
      </table:table>
      <text:p text:style-name="P4"/>
      <text:p text:style-name="P4">Explanation for difference in performance - <text:bookmark text:name="_GoBack"/><text:s/></text:p>
      <text:p text:style-name="P4"/>
      <text:p text:style-name="P4"><text:span text:style-name="T15"><text:tab/>The input csv file is too small and thus more time is taken to set up the mapper and reducer jobs, </text:span></text:p>
      <text:p text:style-name="P4"><text:span text:style-name="T15">The time would have been less in MR jobs if the input file was big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41</meta:editing-cycles>
    <meta:creation-date>2018-08-18T03:44:00</meta:creation-date>
    <dc:date>2018-09-22T10:39:17.647143982</dc:date>
    <meta:editing-duration>PT1H6M40S</meta:editing-duration>
    <meta:generator>LibreOffice/6.0.3.2$Linux_X86_64 LibreOffice_project/00m0$Build-2</meta:generator>
    <meta:document-statistic meta:table-count="2" meta:image-count="0" meta:object-count="0" meta:page-count="3" meta:paragraph-count="80" meta:word-count="326" meta:character-count="2481" meta:non-whitespace-character-count="20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